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ub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ub.getParame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supports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Sub.FieldSub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ub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ub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ub.getPropertyNam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ub.is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ub.getStatic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Tool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ub.take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isDepre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u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getField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ub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is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isN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ub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getType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lassToo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is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ub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ub.uncapitalize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Tool.getConstructor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assTool.ClassTool( ClassTool tool ,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llableSub.getSignat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.isSynchron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inspectSu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Tool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ub.getJavadoc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is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isDepre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Class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ub.getUniqueNam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allableSub.signature( boolean fullNam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ClassTool.is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is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ub.is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ub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toClas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Sub.getRetu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ub.ConstructorSub( Constructor constru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inspec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Tool.is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addType( Set &lt; Class &gt; types ,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Tool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configure( ValueParser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.isVolat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ub.MethodSub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u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ub.getUniqu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inspect( Class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Tool.isDeprecated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compareTo( T th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getMethod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thodSub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ub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u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is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ub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ub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ub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is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ub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ub.getJavadocRe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Tool.setType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Sub.is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ub.is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.inspec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Tool.getShowDepre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is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